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quential" table:style-name="ta1">
        <table:shapes>
          <draw:frame draw:z-index="0" draw:style-name="gr1" draw:text-style-name="P1" svg:width="453.51pt" svg:height="255.09pt" svg:x="194.85pt" svg:y="2.83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56.63pt" svg:y="13.49pt">
            <draw:object draw:notify-on-update-of-ranges="Sequential.B2:Sequential.B13 Sequential.D1:Sequential.D1 Sequential.D2:Sequential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messages</text:p>
          </table:table-cell>
          <table:table-cell office:value-type="string" calcext:value-type="string">
            <text:p># clients</text:p>
          </table:table-cell>
          <table:table-cell office:value-type="string" calcext:value-type="string">
            <text:p>total time (ms)</text:p>
          </table:table-cell>
          <table:table-cell office:value-type="string" calcext:value-type="string">
            <text:p>Served clients/milisecond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B2]/[.C2])*1000" office:value-type="float" office:value="333.333333333333" calcext:value-type="float">
            <text:p>333.33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32" calcext:value-type="float">
            <text:p>1032</text:p>
          </table:table-cell>
          <table:table-cell table:formula="of:=([.B3]/[.C3])*1000" office:value-type="float" office:value="9.68992248062015" calcext:value-type="float">
            <text:p>9.6899224806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834" calcext:value-type="float">
            <text:p>7834</text:p>
          </table:table-cell>
          <table:table-cell table:formula="of:=([.B4]/[.C4])*1000" office:value-type="float" office:value="6.38243553740107" calcext:value-type="float">
            <text:p>6.38243553740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876" calcext:value-type="float">
            <text:p>7876</text:p>
          </table:table-cell>
          <table:table-cell table:formula="of:=([.B5]/[.C5])*1000" office:value-type="float" office:value="12.6968004062976" calcext:value-type="float">
            <text:p>12.6968004062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15474" calcext:value-type="float">
            <text:p>215474</text:p>
          </table:table-cell>
          <table:table-cell table:formula="of:=([.B6]/[.C6])*1000" office:value-type="float" office:value="1.16023278910681" calcext:value-type="float">
            <text:p>1.16023278910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9925" calcext:value-type="float">
            <text:p>109925</text:p>
          </table:table-cell>
          <table:table-cell table:formula="of:=([.B7]/[.C7])*1000" office:value-type="float" office:value="4.54855583352286" calcext:value-type="float">
            <text:p>4.54855583352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14157" calcext:value-type="float">
            <text:p>214157</text:p>
          </table:table-cell>
          <table:table-cell table:formula="of:=([.B8]/[.C8])*1000" office:value-type="float" office:value="4.66947146252516" calcext:value-type="float">
            <text:p>4.66947146252516</text:p>
          </table:table-cell>
        </table:table-row>
        <table:table-row table:style-name="ro1">
          <table:table-cell table:number-columns-repeated="3"/>
          <table:table-cell table:formula="of:=([.B9]/[.C9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0]/[.C10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1]/[.C11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2]/[.C12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3]/[.C13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453.51pt" svg:height="255.09pt" svg:x="340.19pt" svg:y="32pt">
            <draw:object draw:notify-on-update-of-ranges="Sheet2.B1:Sheet2.B1 Sheet2.B2:Sheet2.B8 Sheet2.D1:Sheet2.D1 Sheet2.D2:Sheet2.D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# messages</text:p>
          </table:table-cell>
          <table:table-cell office:value-type="string" calcext:value-type="string">
            <text:p># clients</text:p>
          </table:table-cell>
          <table:table-cell office:value-type="string" calcext:value-type="string">
            <text:p>total time (ms)</text:p>
          </table:table-cell>
          <table:table-cell table:style-name="Default" office:value-type="string" calcext:value-type="string">
            <text:p>Served clients/second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B2]/[.C2])*1000" office:value-type="float" office:value="333.333333333333" calcext:value-type="float">
            <text:p>333.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B3]/[.C3])*1000" office:value-type="float" office:value="2000" calcext:value-type="float">
            <text:p>200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684" calcext:value-type="float">
            <text:p>2684</text:p>
          </table:table-cell>
          <table:table-cell table:formula="of:=([.B4]/[.C4])*1000" office:value-type="float" office:value="18.628912071535" calcext:value-type="float">
            <text:p>18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736" calcext:value-type="float">
            <text:p>7736</text:p>
          </table:table-cell>
          <table:table-cell table:formula="of:=([.B5]/[.C5])*1000" office:value-type="float" office:value="12.9265770423992" calcext:value-type="float">
            <text:p>12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55086" calcext:value-type="float">
            <text:p>55086</text:p>
          </table:table-cell>
          <table:table-cell table:formula="of:=([.B6]/[.C6])*1000" office:value-type="float" office:value="4.53835820353629" calcext:value-type="float">
            <text:p>4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B7]/[.C7])*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B8]/[.C8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9]/[.C9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0]/[.C10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1]/[.C11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2]/[.C12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3]/[.C13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([.B14]/[.C14])*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5]/[.C15])*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16]/[.C16])*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B17]/[.C17])*10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formula="of:=([.B18]/[.C18])*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formula="of:=([.B19]/[.C19])*10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6:15:56.158123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50:22.797546050</meta:creation-date>
    <dc:date>2019-12-12T16:44:56.297483664</dc:date>
    <meta:editing-duration>PT17M37S</meta:editing-duration>
    <meta:editing-cycles>3</meta:editing-cycles>
    <meta:generator>LibreOffice/6.0.7.3$Linux_X86_64 LibreOffice_project/00m0$Build-3</meta:generator>
    <meta:document-statistic meta:table-count="2" meta:cell-count="1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Sequential Server</text:p>
        </chart:title>
        <chart:subtitle svg:x="6.766cm" svg:y="1.275cm" chart:style-name="ch3">
          <text:p>10 messages</text:p>
        </chart:subtitle>
        <chart:plot-area chart:style-name="ch4" table:cell-range-address="Sequential.B2:Sequential.B13 Sequential.D1:Sequential.D13" chart:data-source-has-labels="row" svg:x="1.331cm" svg:y="2.138cm" svg:width="14.349cm" svg:height="5.701cm">
          <chartooo:coordinate-region svg:x="2.138cm" svg:y="2.337cm" svg:width="12.985cm" svg:height="4.855cm"/>
          <chart:axis chart:dimension="x" chart:name="primary-x" chart:style-name="ch5">
            <chart:title svg:x="7.178cm" svg:y="8.019cm" chart:style-name="ch6">
              <text:p>concurrent clients</text:p>
            </chart:title>
          </chart:axis>
          <chart:axis chart:dimension="y" chart:name="primary-y" chart:style-name="ch7">
            <chart:title svg:x="0.451cm" svg:y="6.884cm" chart:style-name="ch8">
              <text:p>served clients per second</text:p>
            </chart:title>
            <chart:grid chart:style-name="ch9" chart:class="major"/>
          </chart:axis>
          <chart:series chart:style-name="ch10" chart:values-cell-range-address="Sequential.D2:Sequential.D13" chart:label-cell-address="Sequential.D1:Sequential.D1" chart:class="chart:scatter">
            <chart:domain table:cell-range-address="Sequential.B2:Sequential.B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ved clients/milisecond (ms)</text:p>
                <draw:g>
                  <svg:desc>Sequential.D1:Sequenti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quential.B2:Sequential.B13</svg:desc>
                </draw:g>
              </table:table-cell>
              <table:table-cell office:value-type="float" office:value="333.333333333333">
                <text:p>333.333333333333</text:p>
                <draw:g>
                  <svg:desc>Sequential.D2:Sequential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.68992248062015">
                <text:p>9.68992248062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.38243553740107">
                <text:p>6.38243553740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.6968004062976">
                <text:p>12.6968004062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16023278910681">
                <text:p>1.16023278910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.54855583352286">
                <text:p>4.54855583352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4.66947146252516">
                <text:p>4.66947146252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Parallel unbounded</text:p>
        </chart:title>
        <chart:subtitle svg:x="6.766cm" svg:y="1.275cm" chart:style-name="ch3">
          <text:p>10 messages</text:p>
        </chart:subtitle>
        <chart:plot-area chart:style-name="ch4" table:cell-range-address="Sheet2.B1:Sheet2.B8 Sheet2.D1:Sheet2.D8" chart:data-source-has-labels="row" svg:x="1.331cm" svg:y="2.138cm" svg:width="14.349cm" svg:height="5.701cm">
          <chartooo:coordinate-region svg:x="2.614cm" svg:y="2.337cm" svg:width="12.324cm" svg:height="4.855cm"/>
          <chart:axis chart:dimension="x" chart:name="primary-x" chart:style-name="ch5">
            <chart:title svg:x="7.852cm" svg:y="8.019cm" chart:style-name="ch6">
              <text:p># clients</text:p>
            </chart:title>
          </chart:axis>
          <chart:axis chart:dimension="y" chart:name="primary-y" chart:style-name="ch7">
            <chart:title svg:x="0.451cm" svg:y="6.686cm" chart:style-name="ch8">
              <text:p>served clients / second</text:p>
            </chart:title>
            <chart:grid chart:style-name="ch9" chart:class="major"/>
          </chart:axis>
          <chart:series chart:style-name="ch10" chart:values-cell-range-address="Sheet2.D2:Sheet2.D8" chart:label-cell-address="Sheet2.D1:Sheet2.D1" chart:class="chart:scatter">
            <chart:domain table:cell-range-address="Sheet2.B2:Sheet2.B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ved clients/second (ms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2:Sheet2.B8</svg:desc>
                </draw:g>
              </table:table-cell>
              <table:table-cell office:value-type="float" office:value="333.333333333333">
                <text:p>333.333333333333</text:p>
                <draw:g>
                  <svg:desc>Sheet2.D2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.628912071535">
                <text:p>18.628912071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.9265770423992">
                <text:p>12.9265770423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4.53835820353629">
                <text:p>4.53835820353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